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font-name="Times New Roman1" style:text-underline-style="none"/>
    </style:style>
    <style:style style:name="T7" style:family="text">
      <style:text-properties style:font-name="Times New Roman" style:text-underline-style="none"/>
    </style:style>
    <style:style style:name="T8" style:family="text">
      <style:text-properties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slaughtering animal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For Noah/</text:p>
      <text:p text:style-name="P6"/>
      <text:p text:style-name="P6">[Page 1]</text:p>
      <text:p text:style-name="P6">From time to time an attempt is being made/ by local authorities to hinder Israelites from following/ the traditional manner of slaughtering their cattle./ <text:s/>It may be remembered that owing to the action of some/ of the Swiss cantons, a great deal of controversy was/ carried on ten or twelve years ago in European papers./ <text:s/>Societies for the prevention of cruelty to animals began/ then to spread fast, and, as usual, Jews became the/ butt of public censure, because they refused to conform/ with an ordinance which would have made their meats/ unfit for use. <text:s/>Very recently the same question, embaras-/-sing to our people, came up in England, where at Man-/-chester the principal operator, or the Congregationally ap-/-pointed <text:span text:style-name="T2">Shochet</text:span><text:span text:style-name="T3"> and his assistants, were brought before/ court on the charge of inhumanity. <text:s/>Fortunately, Jewish/ rules resting on Rabbinical ground can stand the brunt of/ the battle. Put to a fiery ordeal, they again came off </text:span><text:span text:style-name="T4">again</text:span><text:span text:style-name="T3">/ uninjured. <text:s/>Science helped them through. <text:s/>Science,/ called to give an impartial judgment vindicated a/ practice which, notwithstanding the prevailing defection,/</text:span></text:p>
      <text:p text:style-name="P6"><text:span text:style-name="T3"/></text:p>
      <text:p text:style-name="P6"><text:span text:style-name="T3">[Page 2]</text:span></text:p>
      <text:p text:style-name="P6"><text:span text:style-name="T3">many still hold in reverence. <text:s/>Physicians who are/ best acquainted with the subject, stated that the least/ painful process, because accompanied with immediate/ fainting and the consequent loss of sensation, and also/ the quickest, because the stroke needs not be repeated,/ is that which the Hebrews adopted in </text:span><text:soft-page-break/><text:span text:style-name="T3">killing their sheep/ and oxen. <text:s/>Truly, all the humane must admire a/ perseverance aiming to deliver dumb creatures from ill-/treatment; all whose inborn feelings of goodness are/ not blunted, will argue that since mankind found it/ necessary to feed upon the flesh of beasts, that want/ ought to be gratified with as much regard for the suf-/-fering of animals, as it is possible under the circumstance/ to exercise. <text:s/>And to that end have the oral laws of the/ Jews, in connection </text:span><text:span text:style-name="T4">of</text:span><text:span text:style-name="T3"> with the question at issue been partly/ established. <text:s/>I have qualified my assertion by saying/ partly, for a well understood reason. <text:s/>The removing of/ the blood is one and perhaps the leading cause of the/ </text:span><text:span text:style-name="T2">Shechitab</text:span><text:span text:style-name="T3"> ordinance. <text:s/>It is foreign to my purpose,/ now to discuss its </text:span><text:span text:style-name="T4">moral</text:span><text:span text:style-name="T3"> merits </text:span><text:span text:style-name="T4">phys</text:span><text:span text:style-name="T3"> psycologically[sic!], but/ I may without digressing too much, mention an/ instance which proved its sanitary tendency./</text:span></text:p>
      <text:p text:style-name="P6"><text:span text:style-name="T3"/></text:p>
      <text:p text:style-name="P6"><text:span text:style-name="T3">[Page 3]</text:span></text:p>
      <text:p text:style-name="P6"><text:span text:style-name="T3"><text:tab/>The Italian government having discovered that the/ different manners of preserving meats for any length of/ time, to feed with a large moving army, had been a failure,/ proposed that scientists should study how to remedy </text:span><text:span text:style-name="T4">as</text:span><text:span text:style-name="T3">/ the evil and report. <text:s/>Among the competitors to the honor/ of having discovered an effective plan, was the Israelite/ I. Segr</text:span><text:span text:style-name="T6">é</text:span><text:span text:style-name="T7">, a physician of refute in the government/ service. <text:s/>He showed to the satisfaction of even General/ Garibaldi, that the only means to prevent the serious incon-/-venience spoken of was to slaughter animals in the Jewish/ old fashion. <text:s/>His arguments I am unable to reproduce,/ through my ignorance of the technical terms employed, but I learnt that/ he pointed to the continuance of the blood in the meat, as/ the main agent of putrefaction. <text:s/>Of course that coreligionist of ours/ took then merely science as a standard, yet on that very/ account, the triumph is greater. <text:s/>For we see man's high/ talents compelled to pay homage to an institution of our/ religion, as two of its essential characters, the sanitary and/ the humanitarian. <text:s/>Both are recognized therein, and/ both ought to be kept in mind, particularly by those, for/</text:span></text:p>
      <text:p text:style-name="P6"><text:span text:style-name="T7"/></text:p>
      <text:p text:style-name="P6"><text:span text:style-name="T7">[Page 4]</text:span></text:p>
      <text:p text:style-name="P6"><text:span text:style-name="T7">whom they have been </text:span><text:span text:style-name="T5">lad</text:span><text:span text:style-name="T7"> laid down. <text:s/>That any/ person entrusted with the operation of slaughtering animals/ should neglect to attend the humanitarian rules, with/ due consideration, is a wrong which ought not to be/ overlooked. <text:s/>And I, on hearing complaints on that score,/ from a member of the society for the prevention of cruelty/ to animals, endeavoured to guard against the repetition/ of the same wrong. <text:s/>But that the traditional laws them-/-selves be charged with inhumanity appears strangely/ inconsistent in a people who have derived knowledge/ from the ancient scriptures. <text:s/>For, </text:span><text:span text:style-name="T5">clearly</text:span><text:span text:style-name="T7"> clearly,/ our books were the first to circulate sentiments of/ tender compassion towards the brutal creation. <text:s/>That/ fact is so self-evident, that none need ransack a/ Hebrew-library to discover it. <text:s/>A glance over the few/ pages read this morning will suffice./</text:span></text:p>
      <text:p text:style-name="P6"><text:span text:style-name="T7">To renew the world, after a generation full of violence had/ been swept away, a universal flood came. <text:s/>And/ here I wish, in passing, to say that the Mosaic account/ is borne out not simply by the vague notions which some-/how reached the heathens, and took the form of fables, like/ that of Darculion[?] in Greece, and Tohi in China,/</text:span></text:p>
      <text:p text:style-name="P6"><text:span text:style-name="T7"/></text:p>
      <text:p text:style-name="P6"><text:span text:style-name="T7">[Page 5]</text:span></text:p>
      <text:p text:style-name="P6"><text:span text:style-name="T7">but by the discoveries </text:span><text:span text:style-name="T5">made by</text:span><text:span text:style-name="T7"> of the late George Smith/ in Assyria, where he found impressed upon bricks,/ which </text:span><text:span text:style-name="T5">may have</text:span><text:span text:style-name="T7"> had resisted for thirty centuries the erasing hand of time, a history/ of the deluge agreeing in the main with that recorded/ in Genesis. <text:s/>There we have read this morning, that the/ first commandment Noah received in settling his foot/ again upon dry land was one, condemnatory of a practice/ which may have been rife among those, whom the flood/ destroyed, and of which we still hear among </text:span><text:span text:style-name="T5">those</text:span><text:span text:style-name="T7"> savages./ <text:s/>He was prohibited eating flesh cut from a live animal./ <text:s/>And whatever the shortcomings of Israelites may be, I may/ venture to assert that they are not guilty of a violation/ of that Noachete precept. <text:s/>They do not wantonly so torment/ a creature. <text:s/>What a contrast with the refined bar-/-barity of men, who, boasting of a creed instilling softer/ feelings that Judaism does, subject fowls to a </text:span><text:soft-page-break/><text:span text:style-name="T7">most/ cruel treatment to gratify their depraved appetites!/ <text:s/>I allude to the famous, or rather </text:span><text:span text:style-name="T8">infamous</text:span><text:span text:style-name="T7"> dish ob-/-tained by making the liver of a goose swell to an/ unnatural size. <text:s/>And I can feel yet a thrill through/ my whole being, as I recollect, what I often heard in the/ days of my boyhood. <text:s/>The piercing cries of animals stabbed/</text:span></text:p>
      <text:p text:style-name="P6"><text:span text:style-name="T7"/></text:p>
      <text:p text:style-name="P6"><text:span text:style-name="T7">[Page 6]</text:span></text:p>
      <text:p text:style-name="P6"><text:span text:style-name="T7">to death with a heated steel to prevent the loss of/ blood, considered a delicacy when thickened./</text:span></text:p>
      <text:p text:style-name="P6"><text:span text:style-name="T7">No Israelite instructed by their religion that the Lord's/ tender mercies are towards all his works, never needed/ a society to check them in deeds of ferocity against/ the brute creation. <text:s/>Exquisitely delicate is the feeling/ which our Bible and its interpreters tried to foster./ <text:s/>Thus, we are shown in the section of today, the hand/ of Noah stretched out of the window of the ark, to bring/ in the dove which could not find rest where water/ still remained. <text:s/>Thus, also we are told that the thought</text:span><text:span text:style-name="T5">s</text:span><text:span text:style-name="T7">/ of all the inmates of the ark, alike of man and beast,/ came up to the mind of God, when he ordered the winds/ to dry the ground. <text:s/>And to signify to us that animals/ form an important link in nature, and as such ought/ they to be used with kindly consideration, the Almighty/ said that the covenant of which the rainbow would/ be an eternal remembrance, was made with Noah/ and his descendants and with the fowl of the heaven, and/ the beast of the field, with every creature which He/</text:span></text:p>
      <text:p text:style-name="P6"><text:span text:style-name="T7"/></text:p>
      <text:p text:style-name="P6"><text:span text:style-name="T7">[Page 7]</text:span></text:p>
      <text:p text:style-name="P6"><text:span text:style-name="T7">has given the breath of life. <text:s/>The Talmudists on/ their part bestow abundant praise on the deluvian patriarch,/ for the care he took during twelve months of different/ animals, which were to preserve their species. <text:s/>They/ write that the thoughtfulness of Noah in giving each/ what was needful; his unremitting attention to prevent/ suffering made even the wild tame and affectionate and won for him the name of wise, in addition to/ that of righteous. <text:s/>And in one of their significant para-/-bles, these sages of Israel teach us that the cravings/ of animals are heeded above, and fulfilled here below./ <text:s/>"Why did the dove pluck off an alive leaf and not a/ fruit or flower," ask they, and the answer is, "because/ that creature petitioned its Maker that the food received/ might come from His hand though bitter rather than/ from man, though its taste be sweet. <text:s/>Our religion/ my fellow believers, inculcates principles by heeding which/ we must prove ourselves humane, and considerate, </text:span><text:span text:style-name="T5">and</text:span><text:span text:style-name="T7">/ demonstrating that not the fear of being arraigned before a human/ court deters us from ill-using the lower creation, but the love/ of that faith which has infused certain us goodness and/ compassion. <text:s/>May those virtues be brightly illustrated/ in our dealings with all creatures of the earth./</text:span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4T12:32:52.30</meta:creation-date>
    <meta:document-statistic meta:table-count="0" meta:image-count="0" meta:object-count="0" meta:page-count="4" meta:paragraph-count="78" meta:word-count="1566" meta:character-count="9658"/>
    <dc:date>2012-04-04T14:06:58.11</dc:date>
    <dc:creator>Penn Libraries</dc:creator>
    <meta:editing-duration>PT00H13M53S</meta:editing-duration>
    <meta:editing-cycles>1</meta:editing-cycles>
    <meta:generator>OpenOffice.org/3.2$Win32 OpenOffice.org_project/320m12$Build-9483</meta:generator>
  </office:meta>
</office:document-meta>
</file>